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49ab" officeooo:paragraph-rsid="001049ab"/>
    </style:style>
    <style:style style:name="P2" style:family="paragraph" style:parent-style-name="Standard" style:list-style-name="L2">
      <style:text-properties style:text-position="0% 100%" officeooo:rsid="0012697c" officeooo:paragraph-rsid="0012697c"/>
    </style:style>
    <style:style style:name="P3" style:family="paragraph" style:parent-style-name="Standard" style:list-style-name="L2">
      <style:text-properties style:text-position="0% 100%" officeooo:rsid="0012c514" officeooo:paragraph-rsid="0012c514"/>
    </style:style>
    <style:style style:name="P4" style:family="paragraph" style:parent-style-name="Standard" style:list-style-name="L2">
      <style:text-properties style:text-position="0% 100%" officeooo:rsid="00131911" officeooo:paragraph-rsid="00131911"/>
    </style:style>
    <style:style style:name="P5" style:family="paragraph" style:parent-style-name="Standard">
      <style:text-properties style:text-position="0% 100%" officeooo:rsid="00131911" officeooo:paragraph-rsid="00131911"/>
    </style:style>
    <style:style style:name="P6" style:family="paragraph" style:parent-style-name="Standard">
      <style:text-properties style:text-position="0% 100%" officeooo:rsid="00144953" officeooo:paragraph-rsid="00144953"/>
    </style:style>
    <style:style style:name="T1" style:family="text">
      <style:text-properties officeooo:rsid="0010b3ca"/>
    </style:style>
    <style:style style:name="T2" style:family="text">
      <style:text-properties officeooo:rsid="0012c514"/>
    </style:style>
    <style:style style:name="T3" style:family="text">
      <style:text-properties officeooo:rsid="001319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sentation du produit ITows</text:p>
      <text:p text:style-name="P1">ITowns est une application web en JavaScript/WebGL, elle permet la visualisation et l'exploitation des données 3D <text:span text:style-name="T1">à travers le web. L'application conçue au départ pour la visualisation les données géospatiales 3D seulement, elle intègre dans sa version 1.0 également plusieurs nouvelles fonctionnalités :</text:span></text:p>
      <text:list xml:id="list2980777236296694062" text:style-name="L2">
        <text:list-item>
          <text:p text:style-name="P2">Projection des images géoreferencés sur un maillage <text:span text:style-name="T2">de representation de batiment</text:span></text:p>
        </text:list-item>
        <text:list-item>
          <text:p text:style-name="P3">Affichage d'image à 360° </text:p>
        </text:list-item>
        <text:list-item>
          <text:p text:style-name="P4">Ajout de services web ( WFS )</text:p>
        </text:list-item>
        <text:list-item>
          <text:p text:style-name="P4">Affichage d'un nuage de point</text:p>
        </text:list-item>
        <text:list-item>
          <text:p text:style-name="P4">Affichage de modèle 3D</text:p>
        </text:list-item>
        <text:list-item>
          <text:p text:style-name="P4">API </text:p>
        </text:list-item>
      </text:list>
      <text:p text:style-name="P6">Comme énoncé précédemment ITowns est codé en WebGL, ce dernier <text:span text:style-name="T3">est une spécification de OpenGL ES permettant de créer des rendus graphiques en 3D dans un canevas au sein du page web.</text:span></text:p>
      <text:p text:style-name="P6"><text:a xlink:type="simple" xlink:href="https://developer.mozilla.org/en-US/docs/Web/API/WebGL_API" text:style-name="Internet_20_link" text:visited-style-name="Visited_20_Internet_20_Link">https://developer.mozilla.org/en-US/docs/Web/API/WebGL_API</text:a> </text:p>
      <text:p text:style-name="P6">L'application est fourni avec une API de documentation avec une possibilité d'ajout MNT ou Ortho, changement de paramètre de camera.</text:p>
      <text:p text:style-name="P6"><text:a xlink:type="simple" xlink:href="http://www.itowns-project.org/itowns2/API_Doc/" text:style-name="Internet_20_link" text:visited-style-name="Visited_20_Internet_20_Link">http://www.itowns-project.org/itowns2/API_Doc/</text:a>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-razki Sibawaih</meta:initial-creator>
    <meta:creation-date>2016-11-22T10:00:52.493297803</meta:creation-date>
    <dc:date>2016-11-25T10:32:19.248079622</dc:date>
    <dc:creator>Er-razki Sibawaih</dc:creator>
    <meta:editing-duration>P2DT19H29M47S</meta:editing-duration>
    <meta:editing-cycles>1</meta:editing-cycles>
    <meta:document-statistic meta:table-count="0" meta:image-count="0" meta:object-count="0" meta:page-count="1" meta:paragraph-count="12" meta:word-count="139" meta:character-count="949" meta:non-whitespace-character-count="824"/>
    <meta:generator>LibreOffice/4.3.3.2$Linux_X86_64 LibreOffice_project/430m0$Build-2</meta:generator>
  </office:meta>
</office:document-meta>
</file>